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16217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8pt" fo:font-weight="bold" officeooo:rsid="0016217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5pt" fo:font-weight="bold" officeooo:rsid="00162172" officeooo:paragraph-rsid="0016217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fo:font-weight="bold" officeooo:rsid="0016809c" officeooo:paragraph-rsid="0016809c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fo:font-weight="normal" officeooo:rsid="00162172" officeooo:paragraph-rsid="0016217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fo:font-weight="normal" officeooo:rsid="0016809c" officeooo:paragraph-rsid="0016809c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3pt" fo:font-weight="normal" officeooo:rsid="001abc3b" officeooo:paragraph-rsid="001abc3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officeooo:paragraph-rsid="00162172"/>
    </style:style>
    <style:style style:name="P9" style:family="paragraph" style:parent-style-name="Standard">
      <style:paragraph-properties fo:text-align="justify" style:justify-single-word="false"/>
      <style:text-properties style:font-name="Calibri" officeooo:rsid="00162172" officeooo:paragraph-rsid="00162172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3pt" fo:font-weight="normal" officeooo:rsid="00162172" officeooo:paragraph-rsid="0016217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3pt" fo:font-weight="normal" officeooo:rsid="0016809c" officeooo:paragraph-rsid="0016217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3pt" fo:font-weight="normal" officeooo:rsid="0016809c" officeooo:paragraph-rsid="0016809c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3pt" fo:font-weight="bold" officeooo:rsid="0016809c" officeooo:paragraph-rsid="0016809c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3pt" fo:font-weight="bold" officeooo:rsid="0016809c" officeooo:paragraph-rsid="0017a587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587" style:font-weight-asian="bold" style:font-weight-complex="bold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62172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6809c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ac6d4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bold" officeooo:rsid="00162172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16809c" style:font-size-asian="11.3500003814697pt" style:font-weight-asian="bold" style:font-size-complex="13pt" style:font-weight-complex="bold"/>
    </style:style>
    <style:style style:name="T9" style:family="text">
      <style:text-properties fo:font-size="13pt" style:text-underline-style="none" fo:font-weight="bold" officeooo:rsid="00162172" style:font-size-asian="11.3500003814697pt" style:font-weight-asian="bold" style:font-size-complex="13pt" style:font-weight-complex="bold"/>
    </style:style>
    <style:style style:name="T10" style:family="text">
      <style:text-properties fo:font-size="13pt" style:text-underline-style="none" fo:font-weight="bold" officeooo:rsid="001ac6d4" style:font-size-asian="11.3500003814697pt" style:font-weight-asian="bold" style:font-size-complex="13pt" style:font-weight-complex="bold"/>
    </style:style>
    <style:style style:name="T11" style:family="text">
      <style:text-properties officeooo:rsid="0017a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d’utilisation de l’exiaSaver</text:p>
      <text:p text:style-name="P2"/>
      <text:p text:style-name="P3">A)<text:tab/>Installation</text:p>
      <text:p text:style-name="P3"/>
      <text:p text:style-name="P5">1)<text:tab/>Connectez-vous sur votre compte utilisateur sur votre machine virtuelle, puis créez un répertoire <text:span text:style-name="T1">exiaSaver</text:span> où seront stockés vos fichiers.</text:p>
      <text:p text:style-name="P5"/>
      <text:p text:style-name="P8"><text:span text:style-name="T4">2)<text:tab/></text:span><text:span text:style-name="T6">Placez-vous dans ce répertoire, t</text:span><text:span text:style-name="T4">apez la commande </text:span><text:span text:style-name="T7">git init</text:span><text:span text:style-name="T4"> pour lancer un dépôt Git sur votre machine, puis tapez la commande </text:span><text:span text:style-name="T9">git </text:span><text:span text:style-name="T10">clone</text:span><text:span text:style-name="T9"> https://github.com/ClemGG/UE2.git </text:span><text:span text:style-name="T4"><text:s/>pour récupérer tous les fichiers et dossiers utilisés par l’exiaSaver.</text:span></text:p>
      <text:p text:style-name="P5"/>
      <text:p text:style-name="P9"><text:span text:style-name="T3">3)<text:tab/>Maintenant, si vous ouvrez le dossier, vous devriez retrouver les exécutables de l’exiaSaver ainsi que des trois types d’écrans de veille différents, c’est-à-dire les </text:span><text:span text:style-name="T5">exécutables </text:span><text:span text:style-name="T8">exiaSaver, StatScreen, DynaScreen et InteraScreen. </text:span><text:span text:style-name="T5">Tapez alors la commande </text:span><text:span text:style-name="T8">su</text:span><text:span text:style-name="T5">, et entrez le mot de passe de votre compte administrateur.</text:span></text:p>
      <text:p text:style-name="P11"/>
      <text:p text:style-name="P6">4)<text:tab/>Tapez les commandes :</text:p>
      <text:p text:style-name="P6"/>
      <text:p text:style-name="P13">cp exiaSaver /usr/bin/exiaSaver</text:p>
      <text:p text:style-name="P14">cp StatScreen /usr/bin/StatScreen</text:p>
      <text:p text:style-name="P14">cp DynaScreen /usr/bin/DynaScreen</text:p>
      <text:p text:style-name="P14">cp InteraScreen /usr/bin/InteraScreen</text:p>
      <text:p text:style-name="P6"/>
      <text:p text:style-name="P6">Afin de déplacer tous les exécutables importants. L’exiaSaver est maintenant installé. Vous ne devriez plus avoir à toucher au répertoire «exiaSaver» à présent. Il servira à contenir les images bitmap et fichiers sources/headers utilisés par les exécutables.</text:p>
      <text:p text:style-name="P6"/>
      <text:p text:style-name="P4">B) Utilisation</text:p>
      <text:p text:style-name="P4"/>
      <text:p text:style-name="P6">1)<text:tab/>Vous pouvez dès à présent entrer la commande <text:span text:style-name="T1">exiaSaver</text:span> depuis n’importe où pour lancer l’application. Elle se chargera elle-même de lancer chacun des trois autres exécutables aléatoirement.</text:p>
      <text:p text:style-name="P6"/>
      <text:p text:style-name="P6">2)<text:tab/>Une fois un écran de veille lancé, il vous suffira d’appuyer sur une touche précise, puis sur «Entrée» pour quitter le programme.</text:p>
      <text:p text:style-name="P6"/>
      <text:p text:style-name="P6"><text:span text:style-name="T1">Pour l’écran statique : </text:span>Appuyez sur n’importe quelle touche puis sur Entrée pour quitter la veille.</text:p>
      <text:p text:style-name="P6"/>
      <text:p text:style-name="P6"><text:span text:style-name="T1">Pour l’écran dynamique : </text:span>Appuyez sur la combinaison CTRL+C pour quitter la veille.</text:p>
      <text:p text:style-name="P6"/>
      <text:p text:style-name="P6"><text:span text:style-name="T1">Pour l’écran dynamique : </text:span>Appuyez sur l<text:span text:style-name="T11">a</text:span> touche «q» puis sur Entrée pour quitter la veille. <text:span text:style-name="T11">Pour déplacer l’avion dans l’écran, utilisez les touches T (Haut), F(Gauche), G (Bas) ou H </text:span><text:soft-page-break/><text:span text:style-name="T11">(Droite), puis sur Entrée. Il est possible de déplacer l’avion plus rapidement en maintenant une touche de direction enfoncée plus longtemps avant d’appuyer sur Entrée.</text:span></text:p>
      <text:p text:style-name="P6"/>
      <text:p text:style-name="P6">3)<text:tab/>Un historique est mis à votre disposition pour recenser toutes les veilles qui ont été effectuées <text:span text:style-name="T11">et</text:span> triées par la date du jour. Pour y accéder, retournez dans votre répertoire <text:span text:style-name="T1">exiaSaver</text:span> <text:span text:style-name="T11">et entrez la commande </text:span><text:span text:style-name="T2">nano Historique.txt</text:span><text:span text:style-name="T11">.</text:span></text:p>
      <text:p text:style-name="P6"/>
      <text:p text:style-name="P7">4) <text:tab/>Il vous sera possible d’ajouter des écrans de veille supplémentaires pour l’écran statique, en ajoutant au répertoire exiaSaver des images bitmap (couleur ou non) de noms <text:span text:style-name="T1">i0.bmp, i1.bmp ou i2.bmp,</text:span> afin que le programme puisse les reconnaître et les affic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8:45:39.486000000</meta:creation-date>
    <meta:generator>LibreOffice/5.1.6.2$Windows_x86 LibreOffice_project/07ac168c60a517dba0f0d7bc7540f5afa45f0909</meta:generator>
    <dc:date>2016-12-16T09:14:50.945000000</dc:date>
    <meta:editing-duration>PT15M38S</meta:editing-duration>
    <meta:editing-cycles>3</meta:editing-cycles>
    <meta:document-statistic meta:table-count="0" meta:image-count="0" meta:object-count="0" meta:page-count="2" meta:paragraph-count="19" meta:word-count="378" meta:character-count="2533" meta:non-whitespace-character-count="2172"/>
  </office:meta>
</office:document-meta>
</file>